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7629133" calcext:value-type="float">
            <text:p>0.02276291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889336" calcext:value-type="float">
            <text:p>0.048893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431678" calcext:value-type="float">
            <text:p>0.0743167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40129" calcext:value-type="float">
            <text:p>0.09401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1370902" calcext:value-type="float">
            <text:p>0.113709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340514" calcext:value-type="float">
            <text:p>0.133405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310126" calcext:value-type="float">
            <text:p>0.153101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7279738" calcext:value-type="float">
            <text:p>0.172797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924935" calcext:value-type="float">
            <text:p>0.19249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184272" calcext:value-type="float">
            <text:p>0.211842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833036" calcext:value-type="float">
            <text:p>0.238330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661111467" calcext:value-type="float">
            <text:p>0.26611114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908632067" calcext:value-type="float">
            <text:p>0.29086320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9996798" calcext:value-type="float">
            <text:p>0.2999679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090727533" calcext:value-type="float">
            <text:p>0.30907275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181775267" calcext:value-type="float">
            <text:p>0.31817752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272823" calcext:value-type="float">
            <text:p>0.327282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363870733" calcext:value-type="float">
            <text:p>0.33638707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357872" calcext:value-type="float">
            <text:p>0.343578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673639333" calcext:value-type="float">
            <text:p>0.3673639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943158267" calcext:value-type="float">
            <text:p>0.39431582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202570867" calcext:value-type="float">
            <text:p>0.42025708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402220867" calcext:value-type="float">
            <text:p>0.44022208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601870867" calcext:value-type="float">
            <text:p>0.46018708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801520867" calcext:value-type="float">
            <text:p>0.48015208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001170867" calcext:value-type="float">
            <text:p>0.50011708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200820867" calcext:value-type="float">
            <text:p>0.52008208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400470867" calcext:value-type="float">
            <text:p>0.54004708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607477467" calcext:value-type="float">
            <text:p>0.56074774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879016333" calcext:value-type="float">
            <text:p>0.58790163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1639216" calcext:value-type="float">
            <text:p>0.616392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419635267" calcext:value-type="float">
            <text:p>0.64196352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473623333" calcext:value-type="float">
            <text:p>0.6473623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5276114" calcext:value-type="float">
            <text:p>0.6527611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581599467" calcext:value-type="float">
            <text:p>0.65815994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097559267" calcext:value-type="float">
            <text:p>1.009755926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3613519067" calcext:value-type="float">
            <text:p>1.36135190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3689782" calcext:value-type="float">
            <text:p>1.368978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9574548" calcext:value-type="float">
            <text:p>1.3957454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4252683867" calcext:value-type="float">
            <text:p>1.42526838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532023267" calcext:value-type="float">
            <text:p>1.45320232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738117067" calcext:value-type="float">
            <text:p>1.47381170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944210867" calcext:value-type="float">
            <text:p>1.49442108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5150304667" calcext:value-type="float">
            <text:p>1.5150304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356398467" calcext:value-type="float">
            <text:p>1.53563984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562492267" calcext:value-type="float">
            <text:p>1.55624922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768586067" calcext:value-type="float">
            <text:p>1.576858606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000924067" calcext:value-type="float">
            <text:p>1.60009240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2886764" calcext:value-type="float">
            <text:p>1.6288676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589575133" calcext:value-type="float">
            <text:p>1.65895751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68667826" calcext:value-type="float">
            <text:p>1.6866782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6945363733" calcext:value-type="float">
            <text:p>1.69453637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023944867" calcext:value-type="float">
            <text:p>1.70239448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7636828067" calcext:value-type="float">
            <text:p>1.763682806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183284933" calcext:value-type="float">
            <text:p>1.81832849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758669533" calcext:value-type="float">
            <text:p>1.87586695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334054133" calcext:value-type="float">
            <text:p>1.93340541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707633733" calcext:value-type="float">
            <text:p>1.97076337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0088886" calcext:value-type="float">
            <text:p>2.008888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442720267" calcext:value-type="float">
            <text:p>2.04427202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692373333" calcext:value-type="float">
            <text:p>2.069237333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9420264" calcext:value-type="float">
            <text:p>2.094202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191679467" calcext:value-type="float">
            <text:p>2.11916794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441332533" calcext:value-type="float">
            <text:p>2.144133253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6909856" calcext:value-type="float">
            <text:p>2.1690985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17274808" calcext:value-type="float">
            <text:p>2.1727480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1983649933" calcext:value-type="float">
            <text:p>2.19836499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2828008" calcext:value-type="float">
            <text:p>2.2282800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2587565133" calcext:value-type="float">
            <text:p>2.258756513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2861673467" calcext:value-type="float">
            <text:p>2.28616734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2909031867" calcext:value-type="float">
            <text:p>2.29090318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2956390267" calcext:value-type="float">
            <text:p>2.295639026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365314" calcext:value-type="float">
            <text:p>2.36531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42597664" calcext:value-type="float">
            <text:p>2.425976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4970384867" calcext:value-type="float">
            <text:p>2.49703848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173090933" calcext:value-type="float">
            <text:p>2.517309093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5549764067" calcext:value-type="float">
            <text:p>2.554976406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5936605933" calcext:value-type="float">
            <text:p>2.59366059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2963278" calcext:value-type="float">
            <text:p>2.629632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5181172" calcext:value-type="float">
            <text:p>2.6518117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67399066" calcext:value-type="float">
            <text:p>2.6739906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8341493067" calcext:value-type="float">
            <text:p>2.834149306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9943079533" calcext:value-type="float">
            <text:p>2.99430795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1544666" calcext:value-type="float">
            <text:p>3.154466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1561699467" calcext:value-type="float">
            <text:p>3.156169946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18032692" calcext:value-type="float">
            <text:p>3.1803269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080994067" calcext:value-type="float">
            <text:p>3.208099406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2356694933" calcext:value-type="float">
            <text:p>3.23566949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2593496467" calcext:value-type="float">
            <text:p>3.259349646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26687298" calcext:value-type="float">
            <text:p>3.2668729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2743963133" calcext:value-type="float">
            <text:p>3.274396313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2819196467" calcext:value-type="float">
            <text:p>3.281919646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28944298" calcext:value-type="float">
            <text:p>3.2894429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2969663133" calcext:value-type="float">
            <text:p>3.29696631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3170596267" calcext:value-type="float">
            <text:p>3.317059626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34877086" calcext:value-type="float">
            <text:p>3.3487708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3835285933" calcext:value-type="float">
            <text:p>3.38352859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4170569733" calcext:value-type="float">
            <text:p>3.41705697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4293452867" calcext:value-type="float">
            <text:p>3.429345286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1301208" calcext:value-type="float">
            <text:p>3.513012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574856" calcext:value-type="float">
            <text:p>3.57485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6429322733" calcext:value-type="float">
            <text:p>3.64293227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7110085467" calcext:value-type="float">
            <text:p>3.711008546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7124085533" calcext:value-type="float">
            <text:p>3.71240855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7401113733" calcext:value-type="float">
            <text:p>3.740111373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77076572" calcext:value-type="float">
            <text:p>3.7707657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8006743733" calcext:value-type="float">
            <text:p>3.80067437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8259940333" calcext:value-type="float">
            <text:p>3.82599403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8513136933" calcext:value-type="float">
            <text:p>3.85131369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8766333533" calcext:value-type="float">
            <text:p>3.876633353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9019530133" calcext:value-type="float">
            <text:p>3.90195301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9272726733" calcext:value-type="float">
            <text:p>3.927272673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9525923333" calcext:value-type="float">
            <text:p>3.952592333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9806788333" calcext:value-type="float">
            <text:p>3.98067883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0184811" calcext:value-type="float">
            <text:p>4.01848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.0605096133" calcext:value-type="float">
            <text:p>4.06050961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.1076466" calcext:value-type="float">
            <text:p>4.107646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1218060533" calcext:value-type="float">
            <text:p>4.12180605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1592341" calcext:value-type="float">
            <text:p>4.159234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1986135267" calcext:value-type="float">
            <text:p>4.19861352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2385377267" calcext:value-type="float">
            <text:p>4.23853772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2783085933" calcext:value-type="float">
            <text:p>4.278308593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3091645" calcext:value-type="float">
            <text:p>4.309164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3491369733" calcext:value-type="float">
            <text:p>4.34913697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3873368533" calcext:value-type="float">
            <text:p>4.38733685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42244014" calcext:value-type="float">
            <text:p>4.4224401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4500677" calcext:value-type="float">
            <text:p>4.450067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47769526" calcext:value-type="float">
            <text:p>4.4776952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50532282" calcext:value-type="float">
            <text:p>4.5053228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53295038" calcext:value-type="float">
            <text:p>4.5329503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56057794" calcext:value-type="float">
            <text:p>4.5605779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5882055" calcext:value-type="float">
            <text:p>4.588205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6142147733" calcext:value-type="float">
            <text:p>4.61421477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64597084" calcext:value-type="float">
            <text:p>4.6459708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6793374133" calcext:value-type="float">
            <text:p>4.679337413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7110168533" calcext:value-type="float">
            <text:p>4.711016853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7426962933" calcext:value-type="float">
            <text:p>4.742696293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8024876867" calcext:value-type="float">
            <text:p>4.80248768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8509928667" calcext:value-type="float">
            <text:p>4.85099286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89742048" calcext:value-type="float">
            <text:p>4.8974204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94402062" calcext:value-type="float">
            <text:p>4.9440206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99062076" calcext:value-type="float">
            <text:p>4.990620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02961368" calcext:value-type="float">
            <text:p>5.0296136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.0677165133" calcext:value-type="float">
            <text:p>5.067716513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.10213432" calcext:value-type="float">
            <text:p>5.1021343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12550042" calcext:value-type="float">
            <text:p>5.125500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.14886652" calcext:value-type="float">
            <text:p>5.1488665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17223262" calcext:value-type="float">
            <text:p>5.1722326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19559872" calcext:value-type="float">
            <text:p>5.195598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14437" calcext:value-type="float">
            <text:p>3.414437</text:p>
          </table:table-cell>
          <table:table-cell office:value-type="float" office:value="5.21896482" calcext:value-type="float">
            <text:p>5.21896482</text:p>
          </table:table-cell>
          <table:table-cell table:formula="of:=POWER([.C151]-6.75;2)" office:value-type="float" office:value="2.34406872239763" calcext:value-type="float">
            <text:p>2.3440687224</text:p>
          </table:table-cell>
          <table:table-cell table:formula="of:=SQRT(SUM([.D151:.D250])/100)" office:value-type="float" office:value="1.4464621071466" calcext:value-type="float">
            <text:p>1.44646210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919567" calcext:value-type="float">
            <text:p>3.919567</text:p>
          </table:table-cell>
          <table:table-cell office:value-type="float" office:value="5.20003852" calcext:value-type="float">
            <text:p>5.20003852</text:p>
          </table:table-cell>
          <table:table-cell table:formula="of:=POWER([.C152]-6.75;2)" office:value-type="float" office:value="2.40238058948379" calcext:value-type="float">
            <text:p>2.40238058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813513" calcext:value-type="float">
            <text:p>3.813513</text:p>
          </table:table-cell>
          <table:table-cell office:value-type="float" office:value="5.1969664133" calcext:value-type="float">
            <text:p>5.1969664133</text:p>
          </table:table-cell>
          <table:table-cell table:formula="of:=POWER([.C153]-6.75;2)" office:value-type="float" office:value="2.41191332141827" calcext:value-type="float">
            <text:p>2.411913321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1986318667" calcext:value-type="float">
            <text:p>5.1986318667</text:p>
          </table:table-cell>
          <table:table-cell table:formula="of:=POWER([.C154]-6.75;2)" office:value-type="float" office:value="2.40674308501872" calcext:value-type="float">
            <text:p>2.40674308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2062259467" calcext:value-type="float">
            <text:p>5.2062259467</text:p>
          </table:table-cell>
          <table:table-cell table:formula="of:=POWER([.C155]-6.75;2)" office:value-type="float" office:value="2.38323832764231" calcext:value-type="float">
            <text:p>2.383238327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2102430667" calcext:value-type="float">
            <text:p>5.2102430667</text:p>
          </table:table-cell>
          <table:table-cell table:formula="of:=POWER([.C156]-6.75;2)" office:value-type="float" office:value="2.37085141364542" calcext:value-type="float">
            <text:p>2.370851413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1968094867" calcext:value-type="float">
            <text:p>5.1968094867</text:p>
          </table:table-cell>
          <table:table-cell table:formula="of:=POWER([.C157]-6.75;2)" office:value-type="float" office:value="2.41240077060512" calcext:value-type="float">
            <text:p>2.41240077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1833759067" calcext:value-type="float">
            <text:p>5.1833759067</text:p>
          </table:table-cell>
          <table:table-cell table:formula="of:=POWER([.C158]-6.75;2)" office:value-type="float" office:value="2.45431104970805" calcext:value-type="float">
            <text:p>2.45431104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954418" calcext:value-type="float">
            <text:p>2.954418</text:p>
          </table:table-cell>
          <table:table-cell office:value-type="float" office:value="5.1699423267" calcext:value-type="float">
            <text:p>5.1699423267</text:p>
          </table:table-cell>
          <table:table-cell table:formula="of:=POWER([.C159]-6.75;2)" office:value-type="float" office:value="2.49658225095421" calcext:value-type="float">
            <text:p>2.49658225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902383" calcext:value-type="float">
            <text:p>2.902383</text:p>
          </table:table-cell>
          <table:table-cell office:value-type="float" office:value="5.1565087467" calcext:value-type="float">
            <text:p>5.1565087467</text:p>
          </table:table-cell>
          <table:table-cell table:formula="of:=POWER([.C160]-6.75;2)" office:value-type="float" office:value="2.5392143743436" calcext:value-type="float">
            <text:p>2.539214374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973146" calcext:value-type="float">
            <text:p>3.973146</text:p>
          </table:table-cell>
          <table:table-cell office:value-type="float" office:value="5.1434220667" calcext:value-type="float">
            <text:p>5.1434220667</text:p>
          </table:table-cell>
          <table:table-cell table:formula="of:=POWER([.C161]-6.75;2)" office:value-type="float" office:value="2.5810926557665" calcext:value-type="float">
            <text:p>2.581092655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167118" calcext:value-type="float">
            <text:p>4.167118</text:p>
          </table:table-cell>
          <table:table-cell office:value-type="float" office:value="5.1353571933" calcext:value-type="float">
            <text:p>5.1353571933</text:p>
          </table:table-cell>
          <table:table-cell table:formula="of:=POWER([.C162]-6.75;2)" office:value-type="float" office:value="2.60707139322805" calcext:value-type="float">
            <text:p>2.607071393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712809" calcext:value-type="float">
            <text:p>3.712809</text:p>
          </table:table-cell>
          <table:table-cell office:value-type="float" office:value="5.1396497933" calcext:value-type="float">
            <text:p>5.1396497933</text:p>
          </table:table-cell>
          <table:table-cell table:formula="of:=POWER([.C163]-6.75;2)" office:value-type="float" office:value="2.59322778821873" calcext:value-type="float">
            <text:p>2.593227788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365716" calcext:value-type="float">
            <text:p>1.365716</text:p>
          </table:table-cell>
          <table:table-cell office:value-type="float" office:value="5.14975302" calcext:value-type="float">
            <text:p>5.14975302</text:p>
          </table:table-cell>
          <table:table-cell table:formula="of:=POWER([.C164]-6.75;2)" office:value-type="float" office:value="2.56079039699912" calcext:value-type="float">
            <text:p>2.56079039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365716" calcext:value-type="float">
            <text:p>1.365716</text:p>
          </table:table-cell>
          <table:table-cell office:value-type="float" office:value="5.1737633467" calcext:value-type="float">
            <text:p>5.1737633467</text:p>
          </table:table-cell>
          <table:table-cell table:formula="of:=POWER([.C165]-6.75;2)" office:value-type="float" office:value="2.48452198720638" calcext:value-type="float">
            <text:p>2.484521987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365716" calcext:value-type="float">
            <text:p>1.365716</text:p>
          </table:table-cell>
          <table:table-cell office:value-type="float" office:value="5.1813936667" calcext:value-type="float">
            <text:p>5.1813936667</text:p>
          </table:table-cell>
          <table:table-cell table:formula="of:=POWER([.C166]-6.75;2)" office:value-type="float" office:value="2.46052582886887" calcext:value-type="float">
            <text:p>2.460525828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365716" calcext:value-type="float">
            <text:p>1.365716</text:p>
          </table:table-cell>
          <table:table-cell office:value-type="float" office:value="5.1890239867" calcext:value-type="float">
            <text:p>5.1890239867</text:p>
          </table:table-cell>
          <table:table-cell table:formula="of:=POWER([.C167]-6.75;2)" office:value-type="float" office:value="2.43664611409796" calcext:value-type="float">
            <text:p>2.436646114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365716" calcext:value-type="float">
            <text:p>1.365716</text:p>
          </table:table-cell>
          <table:table-cell office:value-type="float" office:value="5.2625627267" calcext:value-type="float">
            <text:p>5.2625627267</text:p>
          </table:table-cell>
          <table:table-cell table:formula="of:=POWER([.C168]-6.75;2)" office:value-type="float" office:value="2.21246964200214" calcext:value-type="float">
            <text:p>2.21246964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78747" calcext:value-type="float">
            <text:p>1.078747</text:p>
          </table:table-cell>
          <table:table-cell office:value-type="float" office:value="5.3552682467" calcext:value-type="float">
            <text:p>5.3552682467</text:p>
          </table:table-cell>
          <table:table-cell table:formula="of:=POWER([.C169]-6.75;2)" office:value-type="float" office:value="1.94527666366329" calcext:value-type="float">
            <text:p>1.94527666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567782" calcext:value-type="float">
            <text:p>3.567782</text:p>
          </table:table-cell>
          <table:table-cell office:value-type="float" office:value="5.4498868933" calcext:value-type="float">
            <text:p>5.4498868933</text:p>
          </table:table-cell>
          <table:table-cell table:formula="of:=POWER([.C170]-6.75;2)" office:value-type="float" office:value="1.69029409021312" calcext:value-type="float">
            <text:p>1.69029409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042784" calcext:value-type="float">
            <text:p>4.042784</text:p>
          </table:table-cell>
          <table:table-cell office:value-type="float" office:value="5.43041508" calcext:value-type="float">
            <text:p>5.43041508</text:p>
          </table:table-cell>
          <table:table-cell table:formula="of:=POWER([.C171]-6.75;2)" office:value-type="float" office:value="1.74130436109141" calcext:value-type="float">
            <text:p>1.741304361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891189" calcext:value-type="float">
            <text:p>3.891189</text:p>
          </table:table-cell>
          <table:table-cell office:value-type="float" office:value="5.4297093533" calcext:value-type="float">
            <text:p>5.4297093533</text:p>
          </table:table-cell>
          <table:table-cell table:formula="of:=POWER([.C172]-6.75;2)" office:value-type="float" office:value="1.7431673917635" calcext:value-type="float">
            <text:p>1.743167391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332736267" calcext:value-type="float">
            <text:p>5.4332736267</text:p>
          </table:table-cell>
          <table:table-cell table:formula="of:=POWER([.C173]-6.75;2)" office:value-type="float" office:value="1.73376834214377" calcext:value-type="float">
            <text:p>1.733768342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4226278" calcext:value-type="float">
            <text:p>5.44226278</text:p>
          </table:table-cell>
          <table:table-cell table:formula="of:=POWER([.C174]-6.75;2)" office:value-type="float" office:value="1.71017663657333" calcext:value-type="float">
            <text:p>1.710176636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46766" calcext:value-type="float">
            <text:p>5.446766</text:p>
          </table:table-cell>
          <table:table-cell table:formula="of:=POWER([.C175]-6.75;2)" office:value-type="float" office:value="1.698418858756" calcext:value-type="float">
            <text:p>1.698418858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5126922" calcext:value-type="float">
            <text:p>5.45126922</text:p>
          </table:table-cell>
          <table:table-cell table:formula="of:=POWER([.C176]-6.75;2)" office:value-type="float" office:value="1.68670163891941" calcext:value-type="float">
            <text:p>1.686701638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5577244" calcext:value-type="float">
            <text:p>5.45577244</text:p>
          </table:table-cell>
          <table:table-cell table:formula="of:=POWER([.C177]-6.75;2)" office:value-type="float" office:value="1.67502497706355" calcext:value-type="float">
            <text:p>1.675024977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5.46027566" calcext:value-type="float">
            <text:p>5.46027566</text:p>
          </table:table-cell>
          <table:table-cell table:formula="of:=POWER([.C178]-6.75;2)" office:value-type="float" office:value="1.66338887318844" calcext:value-type="float">
            <text:p>1.663388873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05099" calcext:value-type="float">
            <text:p>3.105099</text:p>
          </table:table-cell>
          <table:table-cell office:value-type="float" office:value="5.46477888" calcext:value-type="float">
            <text:p>5.46477888</text:p>
          </table:table-cell>
          <table:table-cell table:formula="of:=POWER([.C179]-6.75;2)" office:value-type="float" office:value="1.65179332729405" calcext:value-type="float">
            <text:p>1.651793327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073083" calcext:value-type="float">
            <text:p>4.073083</text:p>
          </table:table-cell>
          <table:table-cell office:value-type="float" office:value="5.46854644" calcext:value-type="float">
            <text:p>5.46854644</text:p>
          </table:table-cell>
          <table:table-cell table:formula="of:=POWER([.C180]-6.75;2)" office:value-type="float" office:value="1.64212322643667" calcext:value-type="float">
            <text:p>1.64212322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273579" calcext:value-type="float">
            <text:p>4.273579</text:p>
          </table:table-cell>
          <table:table-cell office:value-type="float" office:value="5.46757308" calcext:value-type="float">
            <text:p>5.46757308</text:p>
          </table:table-cell>
          <table:table-cell table:formula="of:=POWER([.C181]-6.75;2)" office:value-type="float" office:value="1.64461880514069" calcext:value-type="float">
            <text:p>1.64461880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835705" calcext:value-type="float">
            <text:p>3.835705</text:p>
          </table:table-cell>
          <table:table-cell office:value-type="float" office:value="5.4750176333" calcext:value-type="float">
            <text:p>5.4750176333</text:p>
          </table:table-cell>
          <table:table-cell table:formula="of:=POWER([.C182]-6.75;2)" office:value-type="float" office:value="1.62558003539593" calcext:value-type="float">
            <text:p>1.625580035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809821" calcext:value-type="float">
            <text:p>0.809821</text:p>
          </table:table-cell>
          <table:table-cell office:value-type="float" office:value="5.4889179867" calcext:value-type="float">
            <text:p>5.4889179867</text:p>
          </table:table-cell>
          <table:table-cell table:formula="of:=POWER([.C183]-6.75;2)" office:value-type="float" office:value="1.59032784426878" calcext:value-type="float">
            <text:p>1.590327844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809821" calcext:value-type="float">
            <text:p>0.809821</text:p>
          </table:table-cell>
          <table:table-cell office:value-type="float" office:value="5.5248007667" calcext:value-type="float">
            <text:p>5.5248007667</text:p>
          </table:table-cell>
          <table:table-cell table:formula="of:=POWER([.C184]-6.75;2)" office:value-type="float" office:value="1.50111316127891" calcext:value-type="float">
            <text:p>1.501113161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09821" calcext:value-type="float">
            <text:p>0.809821</text:p>
          </table:table-cell>
          <table:table-cell office:value-type="float" office:value="5.5535827733" calcext:value-type="float">
            <text:p>5.5535827733</text:p>
          </table:table-cell>
          <table:table-cell table:formula="of:=POWER([.C185]-6.75;2)" office:value-type="float" office:value="1.43141418034452" calcext:value-type="float">
            <text:p>1.431414180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.739397" calcext:value-type="float">
            <text:p>52.739397</text:p>
          </table:table-cell>
          <table:table-cell office:value-type="float" office:value="5.5903943133" calcext:value-type="float">
            <text:p>5.5903943133</text:p>
          </table:table-cell>
          <table:table-cell table:formula="of:=POWER([.C186]-6.75;2)" office:value-type="float" office:value="1.34468534862698" calcext:value-type="float">
            <text:p>1.34468534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.739397" calcext:value-type="float">
            <text:p>52.739397</text:p>
          </table:table-cell>
          <table:table-cell office:value-type="float" office:value="5.28162404" calcext:value-type="float">
            <text:p>5.28162404</text:p>
          </table:table-cell>
          <table:table-cell table:formula="of:=POWER([.C187]-6.75;2)" office:value-type="float" office:value="2.15612795990592" calcext:value-type="float">
            <text:p>2.156127959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143944" calcext:value-type="float">
            <text:p>1.143944</text:p>
          </table:table-cell>
          <table:table-cell office:value-type="float" office:value="4.97355284" calcext:value-type="float">
            <text:p>4.97355284</text:p>
          </table:table-cell>
          <table:table-cell table:formula="of:=POWER([.C188]-6.75;2)" office:value-type="float" office:value="3.15576451227207" calcext:value-type="float">
            <text:p>3.155764512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015092" calcext:value-type="float">
            <text:p>4.015092</text:p>
          </table:table-cell>
          <table:table-cell office:value-type="float" office:value="5.0116097867" calcext:value-type="float">
            <text:p>5.0116097867</text:p>
          </table:table-cell>
          <table:table-cell table:formula="of:=POWER([.C189]-6.75;2)" office:value-type="float" office:value="3.02200053369722" calcext:value-type="float">
            <text:p>3.02200053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428436" calcext:value-type="float">
            <text:p>4.428436</text:p>
          </table:table-cell>
          <table:table-cell office:value-type="float" office:value="4.99853824" calcext:value-type="float">
            <text:p>4.99853824</text:p>
          </table:table-cell>
          <table:table-cell table:formula="of:=POWER([.C190]-6.75;2)" office:value-type="float" office:value="3.0676182967423" calcext:value-type="float">
            <text:p>3.067618296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190091" calcext:value-type="float">
            <text:p>4.190091</text:p>
          </table:table-cell>
          <table:table-cell office:value-type="float" office:value="5.0058308" calcext:value-type="float">
            <text:p>5.0058308</text:p>
          </table:table-cell>
          <table:table-cell table:formula="of:=POWER([.C191]-6.75;2)" office:value-type="float" office:value="3.04212619822864" calcext:value-type="float">
            <text:p>3.042126198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146238333" calcext:value-type="float">
            <text:p>5.0146238333</text:p>
          </table:table-cell>
          <table:table-cell table:formula="of:=POWER([.C192]-6.75;2)" office:value-type="float" office:value="3.01153043995039" calcext:value-type="float">
            <text:p>3.0115304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2813172" calcext:value-type="float">
            <text:p>5.02813172</text:p>
          </table:table-cell>
          <table:table-cell table:formula="of:=POWER([.C193]-6.75;2)" office:value-type="float" office:value="2.96483037367016" calcext:value-type="float">
            <text:p>2.964830373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339413933" calcext:value-type="float">
            <text:p>5.0339413933</text:p>
          </table:table-cell>
          <table:table-cell table:formula="of:=POWER([.C194]-6.75;2)" office:value-type="float" office:value="2.94485714162914" calcext:value-type="float">
            <text:p>2.944857141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397510667" calcext:value-type="float">
            <text:p>5.0397510667</text:p>
          </table:table-cell>
          <table:table-cell table:formula="of:=POWER([.C195]-6.75;2)" office:value-type="float" office:value="2.92495141385379" calcext:value-type="float">
            <text:p>2.924951413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4556074" calcext:value-type="float">
            <text:p>5.04556074</text:p>
          </table:table-cell>
          <table:table-cell table:formula="of:=POWER([.C196]-6.75;2)" office:value-type="float" office:value="2.90511319102935" calcext:value-type="float">
            <text:p>2.90511319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091407" calcext:value-type="float">
            <text:p>3.091407</text:p>
          </table:table-cell>
          <table:table-cell office:value-type="float" office:value="5.0513704133" calcext:value-type="float">
            <text:p>5.0513704133</text:p>
          </table:table-cell>
          <table:table-cell table:formula="of:=POWER([.C197]-6.75;2)" office:value-type="float" office:value="2.88534247281261" calcext:value-type="float">
            <text:p>2.885342472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48507" calcext:value-type="float">
            <text:p>3.48507</text:p>
          </table:table-cell>
          <table:table-cell office:value-type="float" office:value="5.0571800867" calcext:value-type="float">
            <text:p>5.0571800867</text:p>
          </table:table-cell>
          <table:table-cell table:formula="of:=POWER([.C198]-6.75;2)" office:value-type="float" office:value="2.86563925886502" calcext:value-type="float">
            <text:p>2.86563925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316285" calcext:value-type="float">
            <text:p>4.316285</text:p>
          </table:table-cell>
          <table:table-cell office:value-type="float" office:value="5.06036534" calcext:value-type="float">
            <text:p>5.06036534</text:p>
          </table:table-cell>
          <table:table-cell table:formula="of:=POWER([.C199]-6.75;2)" office:value-type="float" office:value="2.85486528427332" calcext:value-type="float">
            <text:p>2.854865284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513481" calcext:value-type="float">
            <text:p>4.513481</text:p>
          </table:table-cell>
          <table:table-cell office:value-type="float" office:value="5.0567859733" calcext:value-type="float">
            <text:p>5.0567859733</text:p>
          </table:table-cell>
          <table:table-cell table:formula="of:=POWER([.C200]-6.75;2)" office:value-type="float" office:value="2.86697374021363" calcext:value-type="float">
            <text:p>2.86697374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158112" calcext:value-type="float">
            <text:p>4.158112</text:p>
          </table:table-cell>
          <table:table-cell office:value-type="float" office:value="5.0572910667" calcext:value-type="float">
            <text:p>5.0572910667</text:p>
          </table:table-cell>
          <table:table-cell table:formula="of:=POWER([.C201]-6.75;2)" office:value-type="float" office:value="2.86526353287362" calcext:value-type="float">
            <text:p>2.865263532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178717" calcext:value-type="float">
            <text:p>1.178717</text:p>
          </table:table-cell>
          <table:table-cell office:value-type="float" office:value="5.0611537933" calcext:value-type="float">
            <text:p>5.0611537933</text:p>
          </table:table-cell>
          <table:table-cell table:formula="of:=POWER([.C202]-6.75;2)" office:value-type="float" office:value="2.85220150988498" calcext:value-type="float">
            <text:p>2.852201509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178717" calcext:value-type="float">
            <text:p>1.178717</text:p>
          </table:table-cell>
          <table:table-cell office:value-type="float" office:value="5.0820256733" calcext:value-type="float">
            <text:p>5.0820256733</text:p>
          </table:table-cell>
          <table:table-cell table:formula="of:=POWER([.C203]-6.75;2)" office:value-type="float" office:value="2.78213835453032" calcext:value-type="float">
            <text:p>2.782138354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193248" calcext:value-type="float">
            <text:p>9.193248</text:p>
          </table:table-cell>
          <table:table-cell office:value-type="float" office:value="5.1028975533" calcext:value-type="float">
            <text:p>5.1028975533</text:p>
          </table:table-cell>
          <table:table-cell table:formula="of:=POWER([.C204]-6.75;2)" office:value-type="float" office:value="2.71294646992513" calcext:value-type="float">
            <text:p>2.712946469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196853" calcext:value-type="float">
            <text:p>8.196853</text:p>
          </table:table-cell>
          <table:table-cell office:value-type="float" office:value="5.0703392267" calcext:value-type="float">
            <text:p>5.0703392267</text:p>
          </table:table-cell>
          <table:table-cell table:formula="of:=POWER([.C205]-6.75;2)" office:value-type="float" office:value="2.82126031336275" calcext:value-type="float">
            <text:p>2.821260313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630769" calcext:value-type="float">
            <text:p>8.630769</text:p>
          </table:table-cell>
          <table:table-cell office:value-type="float" office:value="5.0814642" calcext:value-type="float">
            <text:p>5.0814642</text:p>
          </table:table-cell>
          <table:table-cell table:formula="of:=POWER([.C206]-6.75;2)" office:value-type="float" office:value="2.78401171588164" calcext:value-type="float">
            <text:p>2.784011715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630769" calcext:value-type="float">
            <text:p>8.630769</text:p>
          </table:table-cell>
          <table:table-cell office:value-type="float" office:value="5.0851336" calcext:value-type="float">
            <text:p>5.0851336</text:p>
          </table:table-cell>
          <table:table-cell table:formula="of:=POWER([.C207]-6.75;2)" office:value-type="float" office:value="2.77178012984896" calcext:value-type="float">
            <text:p>2.771780129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603694" calcext:value-type="float">
            <text:p>5.603694</text:p>
          </table:table-cell>
          <table:table-cell office:value-type="float" office:value="5.11331848" calcext:value-type="float">
            <text:p>5.11331848</text:p>
          </table:table-cell>
          <table:table-cell table:formula="of:=POWER([.C208]-6.75;2)" office:value-type="float" office:value="2.67872639790951" calcext:value-type="float">
            <text:p>2.678726397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718784" calcext:value-type="float">
            <text:p>5.718784</text:p>
          </table:table-cell>
          <table:table-cell office:value-type="float" office:value="5.0978874333" calcext:value-type="float">
            <text:p>5.0978874333</text:p>
          </table:table-cell>
          <table:table-cell table:formula="of:=POWER([.C209]-6.75;2)" office:value-type="float" office:value="2.72947593304806" calcext:value-type="float">
            <text:p>2.72947593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307514" calcext:value-type="float">
            <text:p>5.307514</text:p>
          </table:table-cell>
          <table:table-cell office:value-type="float" office:value="5.0961767133" calcext:value-type="float">
            <text:p>5.0961767133</text:p>
          </table:table-cell>
          <table:table-cell table:formula="of:=POWER([.C210]-6.75;2)" office:value-type="float" office:value="2.73513146363119" calcext:value-type="float">
            <text:p>2.73513146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744796" calcext:value-type="float">
            <text:p>3.744796</text:p>
          </table:table-cell>
          <table:table-cell office:value-type="float" office:value="5.0986863" calcext:value-type="float">
            <text:p>5.0986863</text:p>
          </table:table-cell>
          <table:table-cell table:formula="of:=POWER([.C211]-6.75;2)" office:value-type="float" office:value="2.72683693580769" calcext:value-type="float">
            <text:p>2.726836935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744796" calcext:value-type="float">
            <text:p>3.744796</text:p>
          </table:table-cell>
          <table:table-cell office:value-type="float" office:value="5.1097980267" calcext:value-type="float">
            <text:p>5.1097980267</text:p>
          </table:table-cell>
          <table:table-cell table:formula="of:=POWER([.C212]-6.75;2)" office:value-type="float" office:value="2.69026251321721" calcext:value-type="float">
            <text:p>2.69026251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744796" calcext:value-type="float">
            <text:p>3.744796</text:p>
          </table:table-cell>
          <table:table-cell office:value-type="float" office:value="5.11095028" calcext:value-type="float">
            <text:p>5.11095028</text:p>
          </table:table-cell>
          <table:table-cell table:formula="of:=POWER([.C213]-6.75;2)" office:value-type="float" office:value="2.68648398463208" calcext:value-type="float">
            <text:p>2.686483984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744796" calcext:value-type="float">
            <text:p>3.744796</text:p>
          </table:table-cell>
          <table:table-cell office:value-type="float" office:value="5.1121025333" calcext:value-type="float">
            <text:p>5.1121025333</text:p>
          </table:table-cell>
          <table:table-cell table:formula="of:=POWER([.C214]-6.75;2)" office:value-type="float" office:value="2.68270811142228" calcext:value-type="float">
            <text:p>2.68270811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744796" calcext:value-type="float">
            <text:p>3.744796</text:p>
          </table:table-cell>
          <table:table-cell office:value-type="float" office:value="5.1689534067" calcext:value-type="float">
            <text:p>5.1689534067</text:p>
          </table:table-cell>
          <table:table-cell table:formula="of:=POWER([.C215]-6.75;2)" office:value-type="float" office:value="2.49970833018554" calcext:value-type="float">
            <text:p>2.499708330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7428" calcext:value-type="float">
            <text:p>0.547428</text:p>
          </table:table-cell>
          <table:table-cell office:value-type="float" office:value="5.2270134667" calcext:value-type="float">
            <text:p>5.2270134667</text:p>
          </table:table-cell>
          <table:table-cell table:formula="of:=POWER([.C216]-6.75;2)" office:value-type="float" office:value="2.31948798061315" calcext:value-type="float">
            <text:p>2.319487980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842537" calcext:value-type="float">
            <text:p>3.842537</text:p>
          </table:table-cell>
          <table:table-cell office:value-type="float" office:value="5.3063893133" calcext:value-type="float">
            <text:p>5.3063893133</text:p>
          </table:table-cell>
          <table:table-cell table:formula="of:=POWER([.C217]-6.75;2)" office:value-type="float" office:value="2.08401181475444" calcext:value-type="float">
            <text:p>2.08401181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487263" calcext:value-type="float">
            <text:p>4.487263</text:p>
          </table:table-cell>
          <table:table-cell office:value-type="float" office:value="5.3637977667" calcext:value-type="float">
            <text:p>5.3637977667</text:p>
          </table:table-cell>
          <table:table-cell table:formula="of:=POWER([.C218]-6.75;2)" office:value-type="float" office:value="1.92155663160591" calcext:value-type="float">
            <text:p>1.92155663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571465" calcext:value-type="float">
            <text:p>4.571465</text:p>
          </table:table-cell>
          <table:table-cell office:value-type="float" office:value="5.3622750467" calcext:value-type="float">
            <text:p>5.3622750467</text:p>
          </table:table-cell>
          <table:table-cell table:formula="of:=POWER([.C219]-6.75;2)" office:value-type="float" office:value="1.92578054601149" calcext:value-type="float">
            <text:p>1.92578054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111625" calcext:value-type="float">
            <text:p>4.111625</text:p>
          </table:table-cell>
          <table:table-cell office:value-type="float" office:value="5.3639228733" calcext:value-type="float">
            <text:p>5.3639228733</text:p>
          </table:table-cell>
          <table:table-cell table:formula="of:=POWER([.C220]-6.75;2)" office:value-type="float" office:value="1.92120980116093" calcext:value-type="float">
            <text:p>1.921209801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10376" calcext:value-type="float">
            <text:p>0.710376</text:p>
          </table:table-cell>
          <table:table-cell office:value-type="float" office:value="5.36826846" calcext:value-type="float">
            <text:p>5.36826846</text:p>
          </table:table-cell>
          <table:table-cell table:formula="of:=POWER([.C221]-6.75;2)" office:value-type="float" office:value="1.90918204863077" calcext:value-type="float">
            <text:p>1.909182048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10376" calcext:value-type="float">
            <text:p>0.710376</text:p>
          </table:table-cell>
          <table:table-cell office:value-type="float" office:value="5.39043602" calcext:value-type="float">
            <text:p>5.39043602</text:p>
          </table:table-cell>
          <table:table-cell table:formula="of:=POWER([.C222]-6.75;2)" office:value-type="float" office:value="1.84841421571344" calcext:value-type="float">
            <text:p>1.84841421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451246" calcext:value-type="float">
            <text:p>10.451246</text:p>
          </table:table-cell>
          <table:table-cell office:value-type="float" office:value="5.41260358" calcext:value-type="float">
            <text:p>5.41260358</text:p>
          </table:table-cell>
          <table:table-cell table:formula="of:=POWER([.C223]-6.75;2)" office:value-type="float" office:value="1.78862918422882" calcext:value-type="float">
            <text:p>1.788629184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099396" calcext:value-type="float">
            <text:p>9.099396</text:p>
          </table:table-cell>
          <table:table-cell office:value-type="float" office:value="5.3698320067" calcext:value-type="float">
            <text:p>5.3698320067</text:p>
          </table:table-cell>
          <table:table-cell table:formula="of:=POWER([.C224]-6.75;2)" office:value-type="float" office:value="1.90486368972975" calcext:value-type="float">
            <text:p>1.904863689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659277" calcext:value-type="float">
            <text:p>10.659277</text:p>
          </table:table-cell>
          <table:table-cell office:value-type="float" office:value="5.4759618733" calcext:value-type="float">
            <text:p>5.4759618733</text:p>
          </table:table-cell>
          <table:table-cell table:formula="of:=POWER([.C225]-6.75;2)" office:value-type="float" office:value="1.62317314828524" calcext:value-type="float">
            <text:p>1.623173148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040591" calcext:value-type="float">
            <text:p>3.040591</text:p>
          </table:table-cell>
          <table:table-cell office:value-type="float" office:value="5.5716925333" calcext:value-type="float">
            <text:p>5.5716925333</text:p>
          </table:table-cell>
          <table:table-cell table:formula="of:=POWER([.C226]-6.75;2)" office:value-type="float" office:value="1.38840848608097" calcext:value-type="float">
            <text:p>1.388408486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650097" calcext:value-type="float">
            <text:p>5.650097</text:p>
          </table:table-cell>
          <table:table-cell office:value-type="float" office:value="5.7182144333" calcext:value-type="float">
            <text:p>5.7182144333</text:p>
          </table:table-cell>
          <table:table-cell table:formula="of:=POWER([.C227]-6.75;2)" office:value-type="float" office:value="1.06458145565044" calcext:value-type="float">
            <text:p>1.06458145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802628" calcext:value-type="float">
            <text:p>5.802628</text:p>
          </table:table-cell>
          <table:table-cell office:value-type="float" office:value="5.70389894" calcext:value-type="float">
            <text:p>5.70389894</text:p>
          </table:table-cell>
          <table:table-cell table:formula="of:=POWER([.C228]-6.75;2)" office:value-type="float" office:value="1.09432742773312" calcext:value-type="float">
            <text:p>1.094327427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395828" calcext:value-type="float">
            <text:p>5.395828</text:p>
          </table:table-cell>
          <table:table-cell office:value-type="float" office:value="5.6969604267" calcext:value-type="float">
            <text:p>5.6969604267</text:p>
          </table:table-cell>
          <table:table-cell table:formula="of:=POWER([.C229]-6.75;2)" office:value-type="float" office:value="1.10889234293585" calcext:value-type="float">
            <text:p>1.10889234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326841" calcext:value-type="float">
            <text:p>3.326841</text:p>
          </table:table-cell>
          <table:table-cell office:value-type="float" office:value="5.6942708933" calcext:value-type="float">
            <text:p>5.6942708933</text:p>
          </table:table-cell>
          <table:table-cell table:formula="of:=POWER([.C230]-6.75;2)" office:value-type="float" office:value="1.11456394673358" calcext:value-type="float">
            <text:p>1.11456394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326841" calcext:value-type="float">
            <text:p>3.326841</text:p>
          </table:table-cell>
          <table:table-cell office:value-type="float" office:value="5.70309278" calcext:value-type="float">
            <text:p>5.70309278</text:p>
          </table:table-cell>
          <table:table-cell table:formula="of:=POWER([.C231]-6.75;2)" office:value-type="float" office:value="1.09601472728813" calcext:value-type="float">
            <text:p>1.09601472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.023797" calcext:value-type="float">
            <text:p>24.023797</text:p>
          </table:table-cell>
          <table:table-cell office:value-type="float" office:value="5.69802918" calcext:value-type="float">
            <text:p>5.69802918</text:p>
          </table:table-cell>
          <table:table-cell table:formula="of:=POWER([.C232]-6.75;2)" office:value-type="float" office:value="1.10664260613147" calcext:value-type="float">
            <text:p>1.106642606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.023797" calcext:value-type="float">
            <text:p>24.023797</text:p>
          </table:table-cell>
          <table:table-cell office:value-type="float" office:value="5.5549858733" calcext:value-type="float">
            <text:p>5.5549858733</text:p>
          </table:table-cell>
          <table:table-cell table:formula="of:=POWER([.C233]-6.75;2)" office:value-type="float" office:value="1.42805876301256" calcext:value-type="float">
            <text:p>1.42805876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.023797" calcext:value-type="float">
            <text:p>24.023797</text:p>
          </table:table-cell>
          <table:table-cell office:value-type="float" office:value="5.48865032" calcext:value-type="float">
            <text:p>5.48865032</text:p>
          </table:table-cell>
          <table:table-cell table:formula="of:=POWER([.C234]-6.75;2)" office:value-type="float" office:value="1.5910030152361" calcext:value-type="float">
            <text:p>1.59100301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55502" calcext:value-type="float">
            <text:p>0.255502</text:p>
          </table:table-cell>
          <table:table-cell office:value-type="float" office:value="5.4190868867" calcext:value-type="float">
            <text:p>5.4190868867</text:p>
          </table:table-cell>
          <table:table-cell table:formula="of:=POWER([.C235]-6.75;2)" office:value-type="float" office:value="1.7713297151539" calcext:value-type="float">
            <text:p>1.771329715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623546" calcext:value-type="float">
            <text:p>3.623546</text:p>
          </table:table-cell>
          <table:table-cell office:value-type="float" office:value="5.5079787533" calcext:value-type="float">
            <text:p>5.5079787533</text:p>
          </table:table-cell>
          <table:table-cell table:formula="of:=POWER([.C236]-6.75;2)" office:value-type="float" office:value="1.54261677725422" calcext:value-type="float">
            <text:p>1.542616777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165873" calcext:value-type="float">
            <text:p>4.165873</text:p>
          </table:table-cell>
          <table:table-cell office:value-type="float" office:value="5.4919199667" calcext:value-type="float">
            <text:p>5.4919199667</text:p>
          </table:table-cell>
          <table:table-cell table:formula="of:=POWER([.C237]-6.75;2)" office:value-type="float" office:value="1.58276537018813" calcext:value-type="float">
            <text:p>1.582765370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135513" calcext:value-type="float">
            <text:p>4.135513</text:p>
          </table:table-cell>
          <table:table-cell office:value-type="float" office:value="5.4934929" calcext:value-type="float">
            <text:p>5.4934929</text:p>
          </table:table-cell>
          <table:table-cell table:formula="of:=POWER([.C238]-6.75;2)" office:value-type="float" office:value="1.57881009235041" calcext:value-type="float">
            <text:p>1.57881009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552023" calcext:value-type="float">
            <text:p>3.552023</text:p>
          </table:table-cell>
          <table:table-cell office:value-type="float" office:value="5.49822398" calcext:value-type="float">
            <text:p>5.49822398</text:p>
          </table:table-cell>
          <table:table-cell table:formula="of:=POWER([.C239]-6.75;2)" office:value-type="float" office:value="1.56694320424704" calcext:value-type="float">
            <text:p>1.566943204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1285" calcext:value-type="float">
            <text:p>1.1285</text:p>
          </table:table-cell>
          <table:table-cell office:value-type="float" office:value="5.5057431667" calcext:value-type="float">
            <text:p>5.5057431667</text:p>
          </table:table-cell>
          <table:table-cell table:formula="of:=POWER([.C240]-6.75;2)" office:value-type="float" office:value="1.54817506721374" calcext:value-type="float">
            <text:p>1.548175067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285" calcext:value-type="float">
            <text:p>1.1285</text:p>
          </table:table-cell>
          <table:table-cell office:value-type="float" office:value="5.5228467067" calcext:value-type="float">
            <text:p>5.5228467067</text:p>
          </table:table-cell>
          <table:table-cell table:formula="of:=POWER([.C241]-6.75;2)" office:value-type="float" office:value="1.50590520525704" calcext:value-type="float">
            <text:p>1.505905205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1285" calcext:value-type="float">
            <text:p>1.1285</text:p>
          </table:table-cell>
          <table:table-cell office:value-type="float" office:value="5.5399502467" calcext:value-type="float">
            <text:p>5.5399502467</text:p>
          </table:table-cell>
          <table:table-cell table:formula="of:=POWER([.C242]-6.75;2)" office:value-type="float" office:value="1.46422040546139" calcext:value-type="float">
            <text:p>1.464220405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1285" calcext:value-type="float">
            <text:p>1.1285</text:p>
          </table:table-cell>
          <table:table-cell office:value-type="float" office:value="5.5570537867" calcext:value-type="float">
            <text:p>5.5570537867</text:p>
          </table:table-cell>
          <table:table-cell table:formula="of:=POWER([.C243]-6.75;2)" office:value-type="float" office:value="1.42312066782681" calcext:value-type="float">
            <text:p>1.423120667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1285" calcext:value-type="float">
            <text:p>1.1285</text:p>
          </table:table-cell>
          <table:table-cell office:value-type="float" office:value="5.5741573267" calcext:value-type="float">
            <text:p>5.5741573267</text:p>
          </table:table-cell>
          <table:table-cell table:formula="of:=POWER([.C244]-6.75;2)" office:value-type="float" office:value="1.38260599235329" calcext:value-type="float">
            <text:p>1.382605992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13997" calcext:value-type="float">
            <text:p>3.013997</text:p>
          </table:table-cell>
          <table:table-cell office:value-type="float" office:value="5.5912608667" calcext:value-type="float">
            <text:p>5.5912608667</text:p>
          </table:table-cell>
          <table:table-cell table:formula="of:=POWER([.C245]-6.75;2)" office:value-type="float" office:value="1.34267637904084" calcext:value-type="float">
            <text:p>1.34267637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756685" calcext:value-type="float">
            <text:p>4.756685</text:p>
          </table:table-cell>
          <table:table-cell office:value-type="float" office:value="5.5957944267" calcext:value-type="float">
            <text:p>5.5957944267</text:p>
          </table:table-cell>
          <table:table-cell table:formula="of:=POWER([.C246]-6.75;2)" office:value-type="float" office:value="1.33219050543678" calcext:value-type="float">
            <text:p>1.332190505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1366" calcext:value-type="float">
            <text:p>5.21366</text:p>
          </table:table-cell>
          <table:table-cell office:value-type="float" office:value="5.5893097867" calcext:value-type="float">
            <text:p>5.5893097867</text:p>
          </table:table-cell>
          <table:table-cell table:formula="of:=POWER([.C247]-6.75;2)" office:value-type="float" office:value="1.3472017712504" calcext:value-type="float">
            <text:p>1.34720177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029257" calcext:value-type="float">
            <text:p>5.029257</text:p>
          </table:table-cell>
          <table:table-cell office:value-type="float" office:value="5.5858273733" calcext:value-type="float">
            <text:p>5.5858273733</text:p>
          </table:table-cell>
          <table:table-cell table:formula="of:=POWER([.C248]-6.75;2)" office:value-type="float" office:value="1.35529790475758" calcext:value-type="float">
            <text:p>1.35529790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843247" calcext:value-type="float">
            <text:p>1.843247</text:p>
          </table:table-cell>
          <table:table-cell office:value-type="float" office:value="5.5844415333" calcext:value-type="float">
            <text:p>5.5844415333</text:p>
          </table:table-cell>
          <table:table-cell table:formula="of:=POWER([.C249]-6.75;2)" office:value-type="float" office:value="1.35852653929606" calcext:value-type="float">
            <text:p>1.358526539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550019" calcext:value-type="float">
            <text:p>12.550019</text:p>
          </table:table-cell>
          <table:table-cell office:value-type="float" office:value="5.6010129133" calcext:value-type="float">
            <text:p>5.6010129133</text:p>
          </table:table-cell>
          <table:table-cell table:formula="of:=POWER([.C250]-6.75;2)" office:value-type="float" office:value="1.32017132540335" calcext:value-type="float">
            <text:p>1.32017132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276588" calcext:value-type="float">
            <text:p>9.276588</text:p>
          </table:table-cell>
          <table:table-cell office:value-type="float" office:value="5.5462058133" calcext:value-type="float">
            <text:p>5.5462058133</text:p>
          </table:table-cell>
          <table:table-cell table:formula="of:=POWER([.C251]-6.75;2)" office:value-type="float" office:value="1.44912044393271" calcext:value-type="float">
            <text:p>1.449120443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211441" calcext:value-type="float">
            <text:p>10.211441</text:p>
          </table:table-cell>
          <table:table-cell office:value-type="float" office:value="5.5132215867" calcext:value-type="float">
            <text:p>5.51322158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211441" calcext:value-type="float">
            <text:p>10.211441</text:p>
          </table:table-cell>
          <table:table-cell office:value-type="float" office:value="5.5354506333" calcext:value-type="float">
            <text:p>5.535450633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10001" calcext:value-type="float">
            <text:p>0.210001</text:p>
          </table:table-cell>
          <table:table-cell office:value-type="float" office:value="5.5617433267" calcext:value-type="float">
            <text:p>5.561743326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155423" calcext:value-type="float">
            <text:p>4.155423</text:p>
          </table:table-cell>
          <table:table-cell office:value-type="float" office:value="5.6547122867" calcext:value-type="float">
            <text:p>5.654712286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598152" calcext:value-type="float">
            <text:p>4.598152</text:p>
          </table:table-cell>
          <table:table-cell office:value-type="float" office:value="5.64739576" calcext:value-type="float">
            <text:p>5.6473957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486298" calcext:value-type="float">
            <text:p>4.486298</text:p>
          </table:table-cell>
          <table:table-cell office:value-type="float" office:value="5.6491312867" calcext:value-type="float">
            <text:p>5.649131286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65375158" calcext:value-type="float">
            <text:p>5.6537515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6615459267" calcext:value-type="float">
            <text:p>5.66154592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66048364" calcext:value-type="float">
            <text:p>5.6604836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6594213533" calcext:value-type="float">
            <text:p>5.65942135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7207275867" calcext:value-type="float">
            <text:p>5.720727586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797949" calcext:value-type="float">
            <text:p>3.797949</text:p>
          </table:table-cell>
          <table:table-cell office:value-type="float" office:value="5.7699388533" calcext:value-type="float">
            <text:p>5.76993885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212975" calcext:value-type="float">
            <text:p>4.212975</text:p>
          </table:table-cell>
          <table:table-cell office:value-type="float" office:value="5.9082351133" calcext:value-type="float">
            <text:p>5.908235113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67034" calcext:value-type="float">
            <text:p>5.67034</text:p>
          </table:table-cell>
          <table:table-cell office:value-type="float" office:value="6.0437645333" calcext:value-type="float">
            <text:p>6.043764533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304277" calcext:value-type="float">
            <text:p>6.304277</text:p>
          </table:table-cell>
          <table:table-cell office:value-type="float" office:value="6.0366828667" calcext:value-type="float">
            <text:p>6.036682866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070548" calcext:value-type="float">
            <text:p>7.070548</text:p>
          </table:table-cell>
          <table:table-cell office:value-type="float" office:value="6.0294713533" calcext:value-type="float">
            <text:p>6.029471353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123918" calcext:value-type="float">
            <text:p>2.123918</text:p>
          </table:table-cell>
          <table:table-cell office:value-type="float" office:value="6.0171702533" calcext:value-type="float">
            <text:p>6.01717025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614207" calcext:value-type="float">
            <text:p>5.614207</text:p>
          </table:table-cell>
          <table:table-cell office:value-type="float" office:value="6.0336869467" calcext:value-type="float">
            <text:p>6.033686946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906914" calcext:value-type="float">
            <text:p>5.906914</text:p>
          </table:table-cell>
          <table:table-cell office:value-type="float" office:value="6.0269350467" calcext:value-type="float">
            <text:p>6.02693504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98863" calcext:value-type="float">
            <text:p>5.98863</text:p>
          </table:table-cell>
          <table:table-cell office:value-type="float" office:value="6.0834818267" calcext:value-type="float">
            <text:p>6.083481826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96563" calcext:value-type="float">
            <text:p>5.96563</text:p>
          </table:table-cell>
          <table:table-cell office:value-type="float" office:value="6.1084317733" calcext:value-type="float">
            <text:p>6.10843177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628386" calcext:value-type="float">
            <text:p>4.628386</text:p>
          </table:table-cell>
          <table:table-cell office:value-type="float" office:value="6.1373704867" calcext:value-type="float">
            <text:p>6.137370486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995871" calcext:value-type="float">
            <text:p>5.995871</text:p>
          </table:table-cell>
          <table:table-cell office:value-type="float" office:value="6.17522416" calcext:value-type="float">
            <text:p>6.1752241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729982" calcext:value-type="float">
            <text:p>5.729982</text:p>
          </table:table-cell>
          <table:table-cell office:value-type="float" office:value="6.1641666933" calcext:value-type="float">
            <text:p>6.16416669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265493" calcext:value-type="float">
            <text:p>5.265493</text:p>
          </table:table-cell>
          <table:table-cell office:value-type="float" office:value="6.1624661" calcext:value-type="float">
            <text:p>6.162466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1650806467" calcext:value-type="float">
            <text:p>6.165080646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1734285067" calcext:value-type="float">
            <text:p>6.173428506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1678367267" calcext:value-type="float">
            <text:p>6.167836726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2225009067" calcext:value-type="float">
            <text:p>6.222500906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25199422" calcext:value-type="float">
            <text:p>6.2519942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144134" calcext:value-type="float">
            <text:p>4.144134</text:p>
          </table:table-cell>
          <table:table-cell office:value-type="float" office:value="6.28122638" calcext:value-type="float">
            <text:p>6.2812263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901391" calcext:value-type="float">
            <text:p>3.901391</text:p>
          </table:table-cell>
          <table:table-cell office:value-type="float" office:value="6.33007094" calcext:value-type="float">
            <text:p>6.3300709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76341" calcext:value-type="float">
            <text:p>4.76341</text:p>
          </table:table-cell>
          <table:table-cell office:value-type="float" office:value="6.32225548" calcext:value-type="float">
            <text:p>6.3222554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004986" calcext:value-type="float">
            <text:p>5.004986</text:p>
          </table:table-cell>
          <table:table-cell office:value-type="float" office:value="6.32616692" calcext:value-type="float">
            <text:p>6.3261669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51916" calcext:value-type="float">
            <text:p>4.751916</text:p>
          </table:table-cell>
          <table:table-cell office:value-type="float" office:value="6.3305186267" calcext:value-type="float">
            <text:p>6.33051862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751916" calcext:value-type="float">
            <text:p>4.751916</text:p>
          </table:table-cell>
          <table:table-cell office:value-type="float" office:value="6.3356081933" calcext:value-type="float">
            <text:p>6.335608193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968709" calcext:value-type="float">
            <text:p>8.968709</text:p>
          </table:table-cell>
          <table:table-cell office:value-type="float" office:value="6.3342024733" calcext:value-type="float">
            <text:p>6.334202473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275777" calcext:value-type="float">
            <text:p>7.275777</text:p>
          </table:table-cell>
          <table:table-cell office:value-type="float" office:value="6.3046848" calcext:value-type="float">
            <text:p>6.304684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964142" calcext:value-type="float">
            <text:p>6.964142</text:p>
          </table:table-cell>
          <table:table-cell office:value-type="float" office:value="6.3247790467" calcext:value-type="float">
            <text:p>6.324779046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990021" calcext:value-type="float">
            <text:p>6.990021</text:p>
          </table:table-cell>
          <table:table-cell office:value-type="float" office:value="6.3419168467" calcext:value-type="float">
            <text:p>6.341916846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990021" calcext:value-type="float">
            <text:p>6.990021</text:p>
          </table:table-cell>
          <table:table-cell office:value-type="float" office:value="6.3803717267" calcext:value-type="float">
            <text:p>6.38037172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848938" calcext:value-type="float">
            <text:p>5.848938</text:p>
          </table:table-cell>
          <table:table-cell office:value-type="float" office:value="6.4188266067" calcext:value-type="float">
            <text:p>6.418826606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715425" calcext:value-type="float">
            <text:p>5.715425</text:p>
          </table:table-cell>
          <table:table-cell office:value-type="float" office:value="6.4091886067" calcext:value-type="float">
            <text:p>6.40918860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162671" calcext:value-type="float">
            <text:p>5.162671</text:p>
          </table:table-cell>
          <table:table-cell office:value-type="float" office:value="6.4052860333" calcext:value-type="float">
            <text:p>6.405286033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504915" calcext:value-type="float">
            <text:p>3.504915</text:p>
          </table:table-cell>
          <table:table-cell office:value-type="float" office:value="6.4052943133" calcext:value-type="float">
            <text:p>6.40529431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504915" calcext:value-type="float">
            <text:p>3.504915</text:p>
          </table:table-cell>
          <table:table-cell office:value-type="float" office:value="6.41291816" calcext:value-type="float">
            <text:p>6.4129181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504915" calcext:value-type="float">
            <text:p>3.504915</text:p>
          </table:table-cell>
          <table:table-cell office:value-type="float" office:value="6.3973354267" calcext:value-type="float">
            <text:p>6.397335426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504915" calcext:value-type="float">
            <text:p>3.504915</text:p>
          </table:table-cell>
          <table:table-cell office:value-type="float" office:value="6.3817526933" calcext:value-type="float">
            <text:p>6.381752693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504915" calcext:value-type="float">
            <text:p>3.504915</text:p>
          </table:table-cell>
          <table:table-cell office:value-type="float" office:value="6.4371580733" calcext:value-type="float">
            <text:p>6.43715807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5492" calcext:value-type="float">
            <text:p>0.575492</text:p>
          </table:table-cell>
          <table:table-cell office:value-type="float" office:value="6.4939399467" calcext:value-type="float">
            <text:p>6.49393994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458751" calcext:value-type="float">
            <text:p>3.458751</text:p>
          </table:table-cell>
          <table:table-cell office:value-type="float" office:value="6.5702513067" calcext:value-type="float">
            <text:p>6.570251306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063331" calcext:value-type="float">
            <text:p>4.063331</text:p>
          </table:table-cell>
          <table:table-cell office:value-type="float" office:value="6.5704641533" calcext:value-type="float">
            <text:p>6.570464153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09353" calcext:value-type="float">
            <text:p>4.09353</text:p>
          </table:table-cell>
          <table:table-cell office:value-type="float" office:value="6.5777604733" calcext:value-type="float">
            <text:p>6.577760473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556986" calcext:value-type="float">
            <text:p>3.556986</text:p>
          </table:table-cell>
          <table:table-cell office:value-type="float" office:value="6.5867685467" calcext:value-type="float">
            <text:p>6.58676854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39381" calcext:value-type="float">
            <text:p>0.939381</text:p>
          </table:table-cell>
          <table:table-cell office:value-type="float" office:value="6.5978699733" calcext:value-type="float">
            <text:p>6.59786997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39381" calcext:value-type="float">
            <text:p>0.939381</text:p>
          </table:table-cell>
          <table:table-cell office:value-type="float" office:value="6.61598438" calcext:value-type="float">
            <text:p>6.6159843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39381" calcext:value-type="float">
            <text:p>0.939381</text:p>
          </table:table-cell>
          <table:table-cell office:value-type="float" office:value="6.6340987867" calcext:value-type="float">
            <text:p>6.634098786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39381" calcext:value-type="float">
            <text:p>0.939381</text:p>
          </table:table-cell>
          <table:table-cell office:value-type="float" office:value="6.6957733267" calcext:value-type="float">
            <text:p>6.695773326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39381" calcext:value-type="float">
            <text:p>0.939381</text:p>
          </table:table-cell>
          <table:table-cell office:value-type="float" office:value="6.7556392133" calcext:value-type="float">
            <text:p>6.755639213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63415" calcext:value-type="float">
            <text:p>2.763415</text:p>
          </table:table-cell>
          <table:table-cell office:value-type="float" office:value="6.8751069533" calcext:value-type="float">
            <text:p>6.875106953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11008" calcext:value-type="float">
            <text:p>4.811008</text:p>
          </table:table-cell>
          <table:table-cell office:value-type="float" office:value="6.9824144667" calcext:value-type="float">
            <text:p>6.98241446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228293" calcext:value-type="float">
            <text:p>5.228293</text:p>
          </table:table-cell>
          <table:table-cell office:value-type="float" office:value="6.9818277933" calcext:value-type="float">
            <text:p>6.98182779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967265" calcext:value-type="float">
            <text:p>4.967265</text:p>
          </table:table-cell>
          <table:table-cell office:value-type="float" office:value="6.9815701267" calcext:value-type="float">
            <text:p>6.981570126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510264" calcext:value-type="float">
            <text:p>2.510264</text:p>
          </table:table-cell>
          <table:table-cell office:value-type="float" office:value="6.9820930133" calcext:value-type="float">
            <text:p>6.98209301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510264" calcext:value-type="float">
            <text:p>2.510264</text:p>
          </table:table-cell>
          <table:table-cell office:value-type="float" office:value="6.992043" calcext:value-type="float">
            <text:p>6.99204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.396527" calcext:value-type="float">
            <text:p>12.396527</text:p>
          </table:table-cell>
          <table:table-cell office:value-type="float" office:value="7.0019929867" calcext:value-type="float">
            <text:p>7.00199298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.271544" calcext:value-type="float">
            <text:p>15.271544</text:p>
          </table:table-cell>
          <table:table-cell office:value-type="float" office:value="6.9460345533" calcext:value-type="float">
            <text:p>6.946034553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.271544" calcext:value-type="float">
            <text:p>15.271544</text:p>
          </table:table-cell>
          <table:table-cell office:value-type="float" office:value="6.87090934" calcext:value-type="float">
            <text:p>6.8709093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4701" calcext:value-type="float">
            <text:p>0.64701</text:p>
          </table:table-cell>
          <table:table-cell office:value-type="float" office:value="6.7957841267" calcext:value-type="float">
            <text:p>6.79578412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936925" calcext:value-type="float">
            <text:p>3.936925</text:p>
          </table:table-cell>
          <table:table-cell office:value-type="float" office:value="6.8181558067" calcext:value-type="float">
            <text:p>6.81815580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42583" calcext:value-type="float">
            <text:p>4.42583</text:p>
          </table:table-cell>
          <table:table-cell office:value-type="float" office:value="6.81859472" calcext:value-type="float">
            <text:p>6.8185947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343123" calcext:value-type="float">
            <text:p>4.343123</text:p>
          </table:table-cell>
          <table:table-cell office:value-type="float" office:value="6.8157742667" calcext:value-type="float">
            <text:p>6.81577426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135051933" calcext:value-type="float">
            <text:p>6.81350519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157220533" calcext:value-type="float">
            <text:p>6.815722053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179389133" calcext:value-type="float">
            <text:p>6.817938913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201557733" calcext:value-type="float">
            <text:p>6.820155773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223726333" calcext:value-type="float">
            <text:p>6.822372633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670233" calcext:value-type="float">
            <text:p>3.670233</text:p>
          </table:table-cell>
          <table:table-cell office:value-type="float" office:value="6.8245894933" calcext:value-type="float">
            <text:p>6.82458949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927079" calcext:value-type="float">
            <text:p>3.927079</text:p>
          </table:table-cell>
          <table:table-cell office:value-type="float" office:value="6.8268063533" calcext:value-type="float">
            <text:p>6.82680635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90262" calcext:value-type="float">
            <text:p>5.390262</text:p>
          </table:table-cell>
          <table:table-cell office:value-type="float" office:value="6.8273109067" calcext:value-type="float">
            <text:p>6.827310906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920758" calcext:value-type="float">
            <text:p>5.920758</text:p>
          </table:table-cell>
          <table:table-cell office:value-type="float" office:value="6.8180609067" calcext:value-type="float">
            <text:p>6.81806090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192238" calcext:value-type="float">
            <text:p>6.192238</text:p>
          </table:table-cell>
          <table:table-cell office:value-type="float" office:value="6.8052742667" calcext:value-type="float">
            <text:p>6.805274266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127122" calcext:value-type="float">
            <text:p>5.127122</text:p>
          </table:table-cell>
          <table:table-cell office:value-type="float" office:value="6.7692448067" calcext:value-type="float">
            <text:p>6.769244806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331552" calcext:value-type="float">
            <text:p>6.331552</text:p>
          </table:table-cell>
          <table:table-cell office:value-type="float" office:value="6.7420153867" calcext:value-type="float">
            <text:p>6.742015386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23856" calcext:value-type="float">
            <text:p>6.423856</text:p>
          </table:table-cell>
          <table:table-cell office:value-type="float" office:value="6.7074601267" calcext:value-type="float">
            <text:p>6.70746012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28717" calcext:value-type="float">
            <text:p>6.528717</text:p>
          </table:table-cell>
          <table:table-cell office:value-type="float" office:value="6.6724488867" calcext:value-type="float">
            <text:p>6.672448886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52486" calcext:value-type="float">
            <text:p>6.852486</text:p>
          </table:table-cell>
          <table:table-cell office:value-type="float" office:value="6.6365447467" calcext:value-type="float">
            <text:p>6.63654474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5436" calcext:value-type="float">
            <text:p>2.05436</text:p>
          </table:table-cell>
          <table:table-cell office:value-type="float" office:value="6.5980484533" calcext:value-type="float">
            <text:p>6.59804845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52232" calcext:value-type="float">
            <text:p>5.52232</text:p>
          </table:table-cell>
          <table:table-cell office:value-type="float" office:value="6.5909460333" calcext:value-type="float">
            <text:p>6.590946033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509046" calcext:value-type="float">
            <text:p>5.509046</text:p>
          </table:table-cell>
          <table:table-cell office:value-type="float" office:value="6.5600325" calcext:value-type="float">
            <text:p>6.56003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11759" calcext:value-type="float">
            <text:p>5.11759</text:p>
          </table:table-cell>
          <table:table-cell office:value-type="float" office:value="6.52846896" calcext:value-type="float">
            <text:p>6.5284689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4987709467" calcext:value-type="float">
            <text:p>6.49877094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47605424" calcext:value-type="float">
            <text:p>6.4760542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4526725467" calcext:value-type="float">
            <text:p>6.452672546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4286943533" calcext:value-type="float">
            <text:p>6.42869435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4041972333" calcext:value-type="float">
            <text:p>6.40419723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962858" calcext:value-type="float">
            <text:p>3.962858</text:p>
          </table:table-cell>
          <table:table-cell office:value-type="float" office:value="6.37926136" calcext:value-type="float">
            <text:p>6.3792613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77938" calcext:value-type="float">
            <text:p>3.77938</text:p>
          </table:table-cell>
          <table:table-cell office:value-type="float" office:value="6.3539643733" calcext:value-type="float">
            <text:p>6.353964373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589245" calcext:value-type="float">
            <text:p>4.589245</text:p>
          </table:table-cell>
          <table:table-cell office:value-type="float" office:value="6.32960088" calcext:value-type="float">
            <text:p>6.3296008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37521" calcext:value-type="float">
            <text:p>4.737521</text:p>
          </table:table-cell>
          <table:table-cell office:value-type="float" office:value="6.2996115067" calcext:value-type="float">
            <text:p>6.299611506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309499" calcext:value-type="float">
            <text:p>4.309499</text:p>
          </table:table-cell>
          <table:table-cell office:value-type="float" office:value="6.3100953356" calcext:value-type="float">
            <text:p>6.310095335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309499" calcext:value-type="float">
            <text:p>4.309499</text:p>
          </table:table-cell>
          <table:table-cell office:value-type="float" office:value="6.3236128784" calcext:value-type="float">
            <text:p>6.323612878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309499" calcext:value-type="float">
            <text:p>4.309499</text:p>
          </table:table-cell>
          <table:table-cell office:value-type="float" office:value="6.3373143333" calcext:value-type="float">
            <text:p>6.33731433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865599" calcext:value-type="float">
            <text:p>9.865599</text:p>
          </table:table-cell>
          <table:table-cell office:value-type="float" office:value="6.3512034795" calcext:value-type="float">
            <text:p>6.351203479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181179" calcext:value-type="float">
            <text:p>9.181179</text:p>
          </table:table-cell>
          <table:table-cell office:value-type="float" office:value="6.326966269" calcext:value-type="float">
            <text:p>6.32696626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.858501" calcext:value-type="float">
            <text:p>12.858501</text:p>
          </table:table-cell>
          <table:table-cell office:value-type="float" office:value="6.3071453472" calcext:value-type="float">
            <text:p>6.307145347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289037" calcext:value-type="float">
            <text:p>3.289037</text:p>
          </table:table-cell>
          <table:table-cell office:value-type="float" office:value="6.2613316713" calcext:value-type="float">
            <text:p>6.261331671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462176" calcext:value-type="float">
            <text:p>5.462176</text:p>
          </table:table-cell>
          <table:table-cell office:value-type="float" office:value="6.2822633239" calcext:value-type="float">
            <text:p>6.282263323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683952" calcext:value-type="float">
            <text:p>5.683952</text:p>
          </table:table-cell>
          <table:table-cell office:value-type="float" office:value="6.2880795461" calcext:value-type="float">
            <text:p>6.288079546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411555" calcext:value-type="float">
            <text:p>5.411555</text:p>
          </table:table-cell>
          <table:table-cell office:value-type="float" office:value="6.2923947429" calcext:value-type="float">
            <text:p>6.29239474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917634" calcext:value-type="float">
            <text:p>3.917634</text:p>
          </table:table-cell>
          <table:table-cell office:value-type="float" office:value="6.2987317194" calcext:value-type="float">
            <text:p>6.298731719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917634" calcext:value-type="float">
            <text:p>3.917634</text:p>
          </table:table-cell>
          <table:table-cell office:value-type="float" office:value="6.3159860507" calcext:value-type="float">
            <text:p>6.315986050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.272427" calcext:value-type="float">
            <text:p>12.272427</text:p>
          </table:table-cell>
          <table:table-cell office:value-type="float" office:value="6.3334922701" calcext:value-type="float">
            <text:p>6.333492270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.453805" calcext:value-type="float">
            <text:p>12.453805</text:p>
          </table:table-cell>
          <table:table-cell office:value-type="float" office:value="6.2898236324" calcext:value-type="float">
            <text:p>6.289823632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.453805" calcext:value-type="float">
            <text:p>12.453805</text:p>
          </table:table-cell>
          <table:table-cell office:value-type="float" office:value="6.2441645111" calcext:value-type="float">
            <text:p>6.244164511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.453805" calcext:value-type="float">
            <text:p>12.453805</text:p>
          </table:table-cell>
          <table:table-cell office:value-type="float" office:value="6.1978239104" calcext:value-type="float">
            <text:p>6.197823910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258855" calcext:value-type="float">
            <text:p>4.258855</text:p>
          </table:table-cell>
          <table:table-cell office:value-type="float" office:value="6.1507864586" calcext:value-type="float">
            <text:p>6.150786458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818639" calcext:value-type="float">
            <text:p>4.818639</text:p>
          </table:table-cell>
          <table:table-cell office:value-type="float" office:value="6.1651192727" calcext:value-type="float">
            <text:p>6.165119272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763463" calcext:value-type="float">
            <text:p>4.763463</text:p>
          </table:table-cell>
          <table:table-cell office:value-type="float" office:value="6.1753977481" calcext:value-type="float">
            <text:p>6.175397748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03551" calcext:value-type="float">
            <text:p>4.03551</text:p>
          </table:table-cell>
          <table:table-cell office:value-type="float" office:value="6.1862587846" calcext:value-type="float">
            <text:p>6.186258784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03551" calcext:value-type="float">
            <text:p>4.03551</text:p>
          </table:table-cell>
          <table:table-cell office:value-type="float" office:value="6.2029312558" calcext:value-type="float">
            <text:p>6.202931255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03551" calcext:value-type="float">
            <text:p>4.03551</text:p>
          </table:table-cell>
          <table:table-cell office:value-type="float" office:value="6.2198642344" calcext:value-type="float">
            <text:p>6.219864234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018876" calcext:value-type="float">
            <text:p>25.018876</text:p>
          </table:table-cell>
          <table:table-cell office:value-type="float" office:value="6.237063874" calcext:value-type="float">
            <text:p>6.23706387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018876" calcext:value-type="float">
            <text:p>25.018876</text:p>
          </table:table-cell>
          <table:table-cell office:value-type="float" office:value="6.088001873" calcext:value-type="float">
            <text:p>6.08800187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018876" calcext:value-type="float">
            <text:p>25.018876</text:p>
          </table:table-cell>
          <table:table-cell office:value-type="float" office:value="5.93655488" calcext:value-type="float">
            <text:p>5.936554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502773" calcext:value-type="float">
            <text:p>3.502773</text:p>
          </table:table-cell>
          <table:table-cell office:value-type="float" office:value="5.7826651935" calcext:value-type="float">
            <text:p>5.782665193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761851" calcext:value-type="float">
            <text:p>4.761851</text:p>
          </table:table-cell>
          <table:table-cell office:value-type="float" office:value="5.8012009024" calcext:value-type="float">
            <text:p>5.801200902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992398" calcext:value-type="float">
            <text:p>4.992398</text:p>
          </table:table-cell>
          <table:table-cell office:value-type="float" office:value="5.8097201639" calcext:value-type="float">
            <text:p>5.809720163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650124" calcext:value-type="float">
            <text:p>4.650124</text:p>
          </table:table-cell>
          <table:table-cell office:value-type="float" office:value="5.8164748926" calcext:value-type="float">
            <text:p>5.816474892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567301" calcext:value-type="float">
            <text:p>2.567301</text:p>
          </table:table-cell>
          <table:table-cell office:value-type="float" office:value="5.8261944833" calcext:value-type="float">
            <text:p>5.82619448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567301" calcext:value-type="float">
            <text:p>2.567301</text:p>
          </table:table-cell>
          <table:table-cell office:value-type="float" office:value="5.8535801429" calcext:value-type="float">
            <text:p>5.853580142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.073464" calcext:value-type="float">
            <text:p>14.073464</text:p>
          </table:table-cell>
          <table:table-cell office:value-type="float" office:value="5.8814299661" calcext:value-type="float">
            <text:p>5.881429966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.589282" calcext:value-type="float">
            <text:p>13.589282</text:p>
          </table:table-cell>
          <table:table-cell office:value-type="float" office:value="5.8114125812" calcext:value-type="float">
            <text:p>5.811412581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.589282" calcext:value-type="float">
            <text:p>13.589282</text:p>
          </table:table-cell>
          <table:table-cell office:value-type="float" office:value="5.7443619828" calcext:value-type="float">
            <text:p>5.744361982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214728" calcext:value-type="float">
            <text:p>1.214728</text:p>
          </table:table-cell>
          <table:table-cell office:value-type="float" office:value="5.676145287" calcext:value-type="float">
            <text:p>5.67614528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401813" calcext:value-type="float">
            <text:p>4.401813</text:p>
          </table:table-cell>
          <table:table-cell office:value-type="float" office:value="5.7152805263" calcext:value-type="float">
            <text:p>5.715280526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845175" calcext:value-type="float">
            <text:p>4.845175</text:p>
          </table:table-cell>
          <table:table-cell office:value-type="float" office:value="5.7269041327" calcext:value-type="float">
            <text:p>5.726904132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679901" calcext:value-type="float">
            <text:p>4.679901</text:p>
          </table:table-cell>
          <table:table-cell office:value-type="float" office:value="5.7347767143" calcext:value-type="float">
            <text:p>5.734776714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7442800991" calcext:value-type="float">
            <text:p>5.744280099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7629187273" calcext:value-type="float">
            <text:p>5.762918727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7818993486" calcext:value-type="float">
            <text:p>5.781899348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801231463" calcext:value-type="float">
            <text:p>5.80123146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8209249252" calcext:value-type="float">
            <text:p>5.820924925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94031" calcext:value-type="float">
            <text:p>3.694031</text:p>
          </table:table-cell>
          <table:table-cell office:value-type="float" office:value="5.8409899623" calcext:value-type="float">
            <text:p>5.840989962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783989" calcext:value-type="float">
            <text:p>3.783989</text:p>
          </table:table-cell>
          <table:table-cell office:value-type="float" office:value="5.8614371905" calcext:value-type="float">
            <text:p>5.861437190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691298" calcext:value-type="float">
            <text:p>4.691298</text:p>
          </table:table-cell>
          <table:table-cell office:value-type="float" office:value="5.8814126538" calcext:value-type="float">
            <text:p>5.881412653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821381" calcext:value-type="float">
            <text:p>4.821381</text:p>
          </table:table-cell>
          <table:table-cell office:value-type="float" office:value="5.892967165" calcext:value-type="float">
            <text:p>5.89296716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328954" calcext:value-type="float">
            <text:p>4.328954</text:p>
          </table:table-cell>
          <table:table-cell office:value-type="float" office:value="5.9034729118" calcext:value-type="float">
            <text:p>5.903472911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328954" calcext:value-type="float">
            <text:p>4.328954</text:p>
          </table:table-cell>
          <table:table-cell office:value-type="float" office:value="5.9190622079" calcext:value-type="float">
            <text:p>5.919062207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28954" calcext:value-type="float">
            <text:p>4.328954</text:p>
          </table:table-cell>
          <table:table-cell office:value-type="float" office:value="5.93496329" calcext:value-type="float">
            <text:p>5.9349632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.545798" calcext:value-type="float">
            <text:p>13.545798</text:p>
          </table:table-cell>
          <table:table-cell office:value-type="float" office:value="5.9511856061" calcext:value-type="float">
            <text:p>5.951185606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.155345" calcext:value-type="float">
            <text:p>14.155345</text:p>
          </table:table-cell>
          <table:table-cell office:value-type="float" office:value="5.8736895612" calcext:value-type="float">
            <text:p>5.873689561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155345" calcext:value-type="float">
            <text:p>14.155345</text:p>
          </table:table-cell>
          <table:table-cell office:value-type="float" office:value="5.7883116701" calcext:value-type="float">
            <text:p>5.788311670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057944" calcext:value-type="float">
            <text:p>3.057944</text:p>
          </table:table-cell>
          <table:table-cell office:value-type="float" office:value="5.7011550729" calcext:value-type="float">
            <text:p>5.701155072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858481" calcext:value-type="float">
            <text:p>4.858481</text:p>
          </table:table-cell>
          <table:table-cell office:value-type="float" office:value="5.7289783474" calcext:value-type="float">
            <text:p>5.728978347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179342" calcext:value-type="float">
            <text:p>5.179342</text:p>
          </table:table-cell>
          <table:table-cell office:value-type="float" office:value="5.7382389574" calcext:value-type="float">
            <text:p>5.738238957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967101" calcext:value-type="float">
            <text:p>4.967101</text:p>
          </table:table-cell>
          <table:table-cell office:value-type="float" office:value="5.7442486022" calcext:value-type="float">
            <text:p>5.744248602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638606" calcext:value-type="float">
            <text:p>3.638606</text:p>
          </table:table-cell>
          <table:table-cell office:value-type="float" office:value="5.7526958587" calcext:value-type="float">
            <text:p>5.752695858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638606" calcext:value-type="float">
            <text:p>3.638606</text:p>
          </table:table-cell>
          <table:table-cell office:value-type="float" office:value="5.7759276154" calcext:value-type="float">
            <text:p>5.775927615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993884" calcext:value-type="float">
            <text:p>12.993884</text:p>
          </table:table-cell>
          <table:table-cell office:value-type="float" office:value="5.7996756333" calcext:value-type="float">
            <text:p>5.79967563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.179639" calcext:value-type="float">
            <text:p>11.179639</text:p>
          </table:table-cell>
          <table:table-cell office:value-type="float" office:value="5.7188418315" calcext:value-type="float">
            <text:p>5.718841831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.542388" calcext:value-type="float">
            <text:p>24.542388</text:p>
          </table:table-cell>
          <table:table-cell office:value-type="float" office:value="5.6567873182" calcext:value-type="float">
            <text:p>5.656787318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.542388" calcext:value-type="float">
            <text:p>24.542388</text:p>
          </table:table-cell>
          <table:table-cell office:value-type="float" office:value="5.4397114483" calcext:value-type="float">
            <text:p>5.439711448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60809" calcext:value-type="float">
            <text:p>4.60809</text:p>
          </table:table-cell>
          <table:table-cell office:value-type="float" office:value="5.2175873023" calcext:value-type="float">
            <text:p>5.217587302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22255" calcext:value-type="float">
            <text:p>5.22255</text:p>
          </table:table-cell>
          <table:table-cell office:value-type="float" office:value="5.2247578588" calcext:value-type="float">
            <text:p>5.224757858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225383" calcext:value-type="float">
            <text:p>5.225383</text:p>
          </table:table-cell>
          <table:table-cell office:value-type="float" office:value="5.2247841429" calcext:value-type="float">
            <text:p>5.224784142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601422" calcext:value-type="float">
            <text:p>4.601422</text:p>
          </table:table-cell>
          <table:table-cell office:value-type="float" office:value="5.2247769277" calcext:value-type="float">
            <text:p>5.224776927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601422" calcext:value-type="float">
            <text:p>4.601422</text:p>
          </table:table-cell>
          <table:table-cell office:value-type="float" office:value="5.2323788171" calcext:value-type="float">
            <text:p>5.232378817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.388931" calcext:value-type="float">
            <text:p>14.388931</text:p>
          </table:table-cell>
          <table:table-cell office:value-type="float" office:value="5.2401684074" calcext:value-type="float">
            <text:p>5.240168407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731122" calcext:value-type="float">
            <text:p>9.731122</text:p>
          </table:table-cell>
          <table:table-cell office:value-type="float" office:value="5.125808875" calcext:value-type="float">
            <text:p>5.1258088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306437" calcext:value-type="float">
            <text:p>10.306437</text:p>
          </table:table-cell>
          <table:table-cell office:value-type="float" office:value="5.0675137722" calcext:value-type="float">
            <text:p>5.067513772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306437" calcext:value-type="float">
            <text:p>10.306437</text:p>
          </table:table-cell>
          <table:table-cell office:value-type="float" office:value="5.0003480897" calcext:value-type="float">
            <text:p>5.000348089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337251" calcext:value-type="float">
            <text:p>4.337251</text:p>
          </table:table-cell>
          <table:table-cell office:value-type="float" office:value="4.9314378442" calcext:value-type="float">
            <text:p>4.931437844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474893" calcext:value-type="float">
            <text:p>5.474893</text:p>
          </table:table-cell>
          <table:table-cell office:value-type="float" office:value="4.9392560921" calcext:value-type="float">
            <text:p>4.939256092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657675" calcext:value-type="float">
            <text:p>5.657675</text:p>
          </table:table-cell>
          <table:table-cell office:value-type="float" office:value="4.9321142667" calcext:value-type="float">
            <text:p>4.93211426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396313" calcext:value-type="float">
            <text:p>5.396313</text:p>
          </table:table-cell>
          <table:table-cell office:value-type="float" office:value="4.9223093919" calcext:value-type="float">
            <text:p>4.922309391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305367" calcext:value-type="float">
            <text:p>3.305367</text:p>
          </table:table-cell>
          <table:table-cell office:value-type="float" office:value="4.9158161918" calcext:value-type="float">
            <text:p>4.915816191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.343761" calcext:value-type="float">
            <text:p>12.343761</text:p>
          </table:table-cell>
          <table:table-cell office:value-type="float" office:value="4.9381835417" calcext:value-type="float">
            <text:p>4.938183541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568131" calcext:value-type="float">
            <text:p>8.568131</text:p>
          </table:table-cell>
          <table:table-cell office:value-type="float" office:value="4.8338796338" calcext:value-type="float">
            <text:p>4.833879633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528958" calcext:value-type="float">
            <text:p>8.528958</text:p>
          </table:table-cell>
          <table:table-cell office:value-type="float" office:value="4.7805331857" calcext:value-type="float">
            <text:p>4.780533185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.470818" calcext:value-type="float">
            <text:p>11.470818</text:p>
          </table:table-cell>
          <table:table-cell office:value-type="float" office:value="4.7262081884" calcext:value-type="float">
            <text:p>4.726208188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729072" calcext:value-type="float">
            <text:p>2.729072</text:p>
          </table:table-cell>
          <table:table-cell office:value-type="float" office:value="4.62702275" calcext:value-type="float">
            <text:p>4.627022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350126" calcext:value-type="float">
            <text:p>5.350126</text:p>
          </table:table-cell>
          <table:table-cell office:value-type="float" office:value="4.6553503731" calcext:value-type="float">
            <text:p>4.655350373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657742" calcext:value-type="float">
            <text:p>5.657742</text:p>
          </table:table-cell>
          <table:table-cell office:value-type="float" office:value="4.6448234697" calcext:value-type="float">
            <text:p>4.644823469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515351" calcext:value-type="float">
            <text:p>5.515351</text:p>
          </table:table-cell>
          <table:table-cell office:value-type="float" office:value="4.6292401077" calcext:value-type="float">
            <text:p>4.629240107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541058" calcext:value-type="float">
            <text:p>4.541058</text:p>
          </table:table-cell>
          <table:table-cell office:value-type="float" office:value="4.615394625" calcext:value-type="float">
            <text:p>4.6153946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541058" calcext:value-type="float">
            <text:p>4.541058</text:p>
          </table:table-cell>
          <table:table-cell office:value-type="float" office:value="4.6165745714" calcext:value-type="float">
            <text:p>4.616574571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289914" calcext:value-type="float">
            <text:p>10.289914</text:p>
          </table:table-cell>
          <table:table-cell office:value-type="float" office:value="4.6177925806" calcext:value-type="float">
            <text:p>4.617792580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534812" calcext:value-type="float">
            <text:p>9.534812</text:p>
          </table:table-cell>
          <table:table-cell office:value-type="float" office:value="4.5248069836" calcext:value-type="float">
            <text:p>4.524806983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.758253" calcext:value-type="float">
            <text:p>12.758253</text:p>
          </table:table-cell>
          <table:table-cell office:value-type="float" office:value="4.4413069" calcext:value-type="float">
            <text:p>4.441306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.758253" calcext:value-type="float">
            <text:p>12.758253</text:p>
          </table:table-cell>
          <table:table-cell office:value-type="float" office:value="4.3003417119" calcext:value-type="float">
            <text:p>4.300341711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403238" calcext:value-type="float">
            <text:p>4.403238</text:p>
          </table:table-cell>
          <table:table-cell office:value-type="float" office:value="4.1545156552" calcext:value-type="float">
            <text:p>4.154515655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130039" calcext:value-type="float">
            <text:p>5.130039</text:p>
          </table:table-cell>
          <table:table-cell office:value-type="float" office:value="4.1501521053" calcext:value-type="float">
            <text:p>4.150152105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163913" calcext:value-type="float">
            <text:p>5.163913</text:p>
          </table:table-cell>
          <table:table-cell office:value-type="float" office:value="4.132654125" calcext:value-type="float">
            <text:p>4.1326541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648492" calcext:value-type="float">
            <text:p>4.648492</text:p>
          </table:table-cell>
          <table:table-cell office:value-type="float" office:value="4.1139039636" calcext:value-type="float">
            <text:p>4.113903963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167505" calcext:value-type="float">
            <text:p>1.167505</text:p>
          </table:table-cell>
          <table:table-cell office:value-type="float" office:value="4.1040041852" calcext:value-type="float">
            <text:p>4.104004185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167505" calcext:value-type="float">
            <text:p>1.167505</text:p>
          </table:table-cell>
          <table:table-cell office:value-type="float" office:value="4.1594098302" calcext:value-type="float">
            <text:p>4.159409830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.815722" calcext:value-type="float">
            <text:p>11.815722</text:p>
          </table:table-cell>
          <table:table-cell office:value-type="float" office:value="4.2169464615" calcext:value-type="float">
            <text:p>4.216946461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.022196" calcext:value-type="float">
            <text:p>12.022196</text:p>
          </table:table-cell>
          <table:table-cell office:value-type="float" office:value="4.0679508627" calcext:value-type="float">
            <text:p>4.067950862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022196" calcext:value-type="float">
            <text:p>12.022196</text:p>
          </table:table-cell>
          <table:table-cell office:value-type="float" office:value="3.90886596" calcext:value-type="float">
            <text:p>3.9088659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490678" calcext:value-type="float">
            <text:p>3.490678</text:p>
          </table:table-cell>
          <table:table-cell office:value-type="float" office:value="3.7432877959" calcext:value-type="float">
            <text:p>3.743287795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157779" calcext:value-type="float">
            <text:p>5.157779</text:p>
          </table:table-cell>
          <table:table-cell office:value-type="float" office:value="3.7485505" calcext:value-type="float">
            <text:p>3.748550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444741" calcext:value-type="float">
            <text:p>5.444741</text:p>
          </table:table-cell>
          <table:table-cell office:value-type="float" office:value="3.7185669149" calcext:value-type="float">
            <text:p>3.718566914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2222" calcext:value-type="float">
            <text:p>5.2222</text:p>
          </table:table-cell>
          <table:table-cell office:value-type="float" office:value="3.6810413913" calcext:value-type="float">
            <text:p>3.681041391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656542" calcext:value-type="float">
            <text:p>3.656542</text:p>
          </table:table-cell>
          <table:table-cell office:value-type="float" office:value="3.6467934222" calcext:value-type="float">
            <text:p>3.64679342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656542" calcext:value-type="float">
            <text:p>3.656542</text:p>
          </table:table-cell>
          <table:table-cell office:value-type="float" office:value="3.6465718636" calcext:value-type="float">
            <text:p>3.646571863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190562" calcext:value-type="float">
            <text:p>10.190562</text:p>
          </table:table-cell>
          <table:table-cell office:value-type="float" office:value="3.64634" calcext:value-type="float">
            <text:p>3.6463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919264" calcext:value-type="float">
            <text:p>9.919264</text:p>
          </table:table-cell>
          <table:table-cell office:value-type="float" office:value="3.4905251905" calcext:value-type="float">
            <text:p>3.490525190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8.859542" calcext:value-type="float">
            <text:p>18.859542</text:p>
          </table:table-cell>
          <table:table-cell office:value-type="float" office:value="3.3337266829" calcext:value-type="float">
            <text:p>3.333726682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.859542" calcext:value-type="float">
            <text:p>18.859542</text:p>
          </table:table-cell>
          <table:table-cell office:value-type="float" office:value="2.9455813" calcext:value-type="float">
            <text:p>2.945581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723007" calcext:value-type="float">
            <text:p>4.723007</text:p>
          </table:table-cell>
          <table:table-cell office:value-type="float" office:value="2.5375310256" calcext:value-type="float">
            <text:p>2.537531025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189643" calcext:value-type="float">
            <text:p>5.189643</text:p>
          </table:table-cell>
          <table:table-cell office:value-type="float" office:value="2.4800185" calcext:value-type="float">
            <text:p>2.480018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045698" calcext:value-type="float">
            <text:p>5.045698</text:p>
          </table:table-cell>
          <table:table-cell office:value-type="float" office:value="2.4067854054" calcext:value-type="float">
            <text:p>2.406785405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3334822778" calcext:value-type="float">
            <text:p>2.333482277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2857885714" calcext:value-type="float">
            <text:p>2.285788571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2352893529" calcext:value-type="float">
            <text:p>2.235289352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1817295758" calcext:value-type="float">
            <text:p>2.181729575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1248223125" calcext:value-type="float">
            <text:p>2.124822312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2.0642436129" calcext:value-type="float">
            <text:p>2.064243612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9996263333" calcext:value-type="float">
            <text:p>1.99962633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9305526897" calcext:value-type="float">
            <text:p>1.930552689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8565452143" calcext:value-type="float">
            <text:p>1.856545214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7770557037" calcext:value-type="float">
            <text:p>1.777055703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6914516154" calcext:value-type="float">
            <text:p>1.691451615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5989992" calcext:value-type="float">
            <text:p>1.598999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4988424167" calcext:value-type="float">
            <text:p>1.498842416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3899763478" calcext:value-type="float">
            <text:p>1.389976347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2712133636" calcext:value-type="float">
            <text:p>1.271213363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1.141139619" calcext:value-type="float">
            <text:p>1.1411396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0.9980585" calcext:value-type="float">
            <text:p>0.998058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002762" calcext:value-type="float">
            <text:p>4.002762</text:p>
          </table:table-cell>
          <table:table-cell office:value-type="float" office:value="0.8399162105" calcext:value-type="float">
            <text:p>0.839916210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787819" calcext:value-type="float">
            <text:p>0.787819</text:p>
          </table:table-cell>
          <table:table-cell office:value-type="float" office:value="0.6642025556" calcext:value-type="float">
            <text:p>0.664202555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042709" calcext:value-type="float">
            <text:p>1.042709</text:p>
          </table:table-cell>
          <table:table-cell office:value-type="float" office:value="0.656931" calcext:value-type="float">
            <text:p>0.65693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148263" calcext:value-type="float">
            <text:p>1.148263</text:p>
          </table:table-cell>
          <table:table-cell office:value-type="float" office:value="0.632819875" calcext:value-type="float">
            <text:p>0.6328198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7217" calcext:value-type="float">
            <text:p>1.17217</text:p>
          </table:table-cell>
          <table:table-cell office:value-type="float" office:value="0.598457" calcext:value-type="float">
            <text:p>0.59845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43096" calcext:value-type="float">
            <text:p>1.143096</text:p>
          </table:table-cell>
          <table:table-cell office:value-type="float" office:value="0.5574775" calcext:value-type="float">
            <text:p>0.55747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078042" calcext:value-type="float">
            <text:p>1.078042</text:p>
          </table:table-cell>
          <table:table-cell office:value-type="float" office:value="0.5124299231" calcext:value-type="float">
            <text:p>0.512429923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88997" calcext:value-type="float">
            <text:p>0.988997</text:p>
          </table:table-cell>
          <table:table-cell office:value-type="float" office:value="0.4652955833" calcext:value-type="float">
            <text:p>0.465295583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88529" calcext:value-type="float">
            <text:p>0.88529</text:p>
          </table:table-cell>
          <table:table-cell office:value-type="float" office:value="0.4176863636" calcext:value-type="float">
            <text:p>0.417686363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74515" calcext:value-type="float">
            <text:p>0.774515</text:p>
          </table:table-cell>
          <table:table-cell office:value-type="float" office:value="0.370926" calcext:value-type="float">
            <text:p>0.37092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62888" calcext:value-type="float">
            <text:p>0.662888</text:p>
          </table:table-cell>
          <table:table-cell office:value-type="float" office:value="0.3260827778" calcext:value-type="float">
            <text:p>0.326082777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555352" calcext:value-type="float">
            <text:p>0.555352</text:p>
          </table:table-cell>
          <table:table-cell office:value-type="float" office:value="0.283982125" calcext:value-type="float">
            <text:p>0.2839821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455604" calcext:value-type="float">
            <text:p>0.455604</text:p>
          </table:table-cell>
          <table:table-cell office:value-type="float" office:value="0.245215" calcext:value-type="float">
            <text:p>0.2452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66129" calcext:value-type="float">
            <text:p>0.366129</text:p>
          </table:table-cell>
          <table:table-cell office:value-type="float" office:value="0.2101501667" calcext:value-type="float">
            <text:p>0.21015016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8829" calcext:value-type="float">
            <text:p>0.28829</text:p>
          </table:table-cell>
          <table:table-cell office:value-type="float" office:value="0.1789544" calcext:value-type="float">
            <text:p>0.178954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222477" calcext:value-type="float">
            <text:p>0.222477</text:p>
          </table:table-cell>
          <table:table-cell office:value-type="float" office:value="0.1516205" calcext:value-type="float">
            <text:p>0.151620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1280016667" calcext:value-type="float">
            <text:p>0.12800166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24856" calcext:value-type="float">
            <text:p>0.124856</text:p>
          </table:table-cell>
          <table:table-cell office:value-type="float" office:value="0.1078475" calcext:value-type="float">
            <text:p>0.10784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.090839" calcext:value-type="float">
            <text:p>0.0908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8:22.525540072</dc:date>
    <meta:document-statistic meta:table-count="1" meta:cell-count="1602" meta:object-count="0"/>
    <meta:generator>LibreOffice/4.2.7.2$Linux_X86_64 LibreOffice_project/420m0$Build-2</meta:generator>
  </office:meta>
</office:document-meta>
</file>